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1000000587432C3F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5.84cm" fo:margin-left="-0.123cm" table:align="left" style:writing-mode="lr-tb"/>
    </style:style>
    <style:style style:name="Tabla1.A" style:family="table-column">
      <style:table-column-properties style:column-width="1.843cm"/>
    </style:style>
    <style:style style:name="Tabla1.B" style:family="table-column">
      <style:table-column-properties style:column-width="13.99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/>
      <style:text-properties fo:color="#000000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4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5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fo:color="#000000" style:font-name="Trebuchet MS" style:font-name-complex="Trebuchet MS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center" style:justify-single-word="false"/>
      <style:text-properties fo:language="es" fo:country="MX"/>
    </style:style>
    <style:style style:name="P8" style:family="paragraph" style:parent-style-name="Sangría_20_2_20_de_20_t._20_independiente">
      <style:paragraph-properties fo:margin-left="6.535cm" fo:margin-right="0cm" fo:text-indent="-6.562cm" style:auto-text-indent="false"/>
    </style:style>
    <style:style style:name="P9" style:family="paragraph" style:parent-style-name="Text_20_body">
      <style:text-properties fo:language="en" fo:country="US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paragraph-properties fo:text-align="start" style:justify-single-word="false"/>
      <style:text-properties fo:language="es" fo:country="MX"/>
    </style:style>
    <style:style style:name="P12" style:family="paragraph" style:parent-style-name="Text_20_body">
      <style:paragraph-properties fo:text-align="start" style:justify-single-word="false"/>
      <style:text-properties fo:language="es" fo:country="ES"/>
    </style:style>
    <style:style style:name="P13" style:family="paragraph" style:parent-style-name="Text_20_body">
      <style:paragraph-properties fo:margin-left="0cm" fo:margin-right="0cm" fo:text-align="justify" style:justify-single-word="false" fo:text-indent="-0.123cm" style:auto-text-indent="false"/>
      <style:text-properties fo:language="es" fo:country="ES"/>
    </style:style>
    <style:style style:name="P14" style:family="paragraph" style:parent-style-name="Text_20_body">
      <style:paragraph-properties fo:margin-left="0cm" fo:margin-right="0cm" fo:text-indent="0.501cm" style:auto-text-indent="false"/>
    </style:style>
    <style:style style:name="P15" style:family="paragraph" style:parent-style-name="Standard">
      <style:paragraph-properties fo:margin-left="0cm" fo:margin-right="0cm" style:line-height-at-least="0.423cm" fo:text-align="center" style:justify-single-word="false" fo:text-indent="0.847cm" style:auto-text-indent="false"/>
      <style:text-properties style:font-name="Book Antiqua" fo:font-size="12pt" fo:language="es" fo:country="AR" style:font-size-asian="12pt" style:language-asian="zh" style:country-asian="CN" style:font-name-complex="Book Antiqua" style:language-complex="ar" style:country-complex="SA"/>
    </style:style>
    <style:style style:name="P16" style:family="paragraph" style:parent-style-name="Standard">
      <style:paragraph-properties fo:margin-left="5.313cm" fo:margin-right="0cm" fo:text-indent="-5.292cm" style:auto-text-indent="false">
        <style:tab-stops/>
      </style:paragraph-properties>
    </style:style>
    <style:style style:name="P17" style:family="paragraph" style:parent-style-name="Standard">
      <style:paragraph-properties fo:margin-left="0cm" fo:margin-right="0cm" fo:text-indent="0.753cm" style:auto-text-indent="false"/>
    </style:style>
    <style:style style:name="P18" style:family="paragraph" style:parent-style-name="Standard">
      <style:paragraph-properties fo:margin-left="0cm" fo:margin-right="0cm" fo:text-align="justify" style:justify-single-word="false" fo:text-indent="0.753cm" style:auto-text-indent="false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fo:language="es" fo:country="MX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margin-left="1.73cm" fo:margin-right="0cm" fo:text-align="justify" style:justify-single-word="false" fo:text-indent="-1.75cm" style:auto-text-indent="false">
        <style:tab-stops/>
      </style:paragraph-properties>
    </style:style>
    <style:style style:name="T1" style:family="text">
      <style:text-properties fo:font-size="8pt" fo:font-weight="bold" style:font-size-asian="8pt" style:font-weight-asian="bold" style:font-size-complex="8pt"/>
    </style:style>
    <style:style style:name="T2" style:family="text">
      <style:text-properties fo:font-size="5pt" style:font-size-asian="5pt" style:font-size-complex="5pt"/>
    </style:style>
    <style:style style:name="T3" style:family="text">
      <style:text-properties fo:language="es" fo:country="ES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7">RESOLUCIÓN N° 443-CM-14</text:p>
      <text:p text:style-name="P6"/>
      <text:p text:style-name="P16">DESCRIPCIÓN SINTÉTICA: AUTORIZACIÓN AUSENCIA TEMPORAL DE LA INTENDENTE MUNICIPAL. </text:p>
      <text:p text:style-name="P8"/>
      <text:p text:style-name="P8">ANTECEDENTES</text:p>
      <text:h text:style-name="Heading_20_4" text:outline-level="4" text:is-list-header="true"/>
      <text:p text:style-name="P17">Nota 283-I-13 de fecha 27 de diciembre de 2013.</text:p>
      <text:p text:style-name="P17"/>
      <text:p text:style-name="P17">Carta Orgánica Municipal, artículo 50.</text:p>
      <text:p text:style-name="P17"/>
      <text:p text:style-name="P18">Resolución 368-PCM-13 de fecha 27 de diciembre de 2013 firmada por el Vicepresidente Primero a cargo de la Presidencia del Concejo Municipal, Arq. Carlos Valeri.</text:p>
      <text:p text:style-name="P17"><text:s text:c="5"/></text:p>
      <text:p text:style-name="Standard"/>
      <text:p text:style-name="P6">FUNDAMENTOS</text:p>
      <text:p text:style-name="P6"/>
      <text:p text:style-name="P18">Por nota 283-I-13 ingresada al Concejo Municipal, <text:s/>de fecha 27 de diciembre de 2013, la Sra. Intendente Municipa Lic. María Eugenia Martini, solicita la autorización para ausentarse desde el 4 de enero hasta el 19 de enero de 2014, en virtud de lo dispuesto en el artículo 50 de la Carta Orgánica Municipal.</text:p>
      <text:p text:style-name="P18"/>
      <text:p text:style-name="P18"><text:span text:style-name="T3">En dicho periodo, las funciones deberán ser cubiertas por el Presidente del Concejo Municipal Ramón Antonio Chiocconi, según </text:span>las atribuciones otorgadas por el artículo 8º, inciso "v", del Reglamento Interno del Concejo Municipal, texto ordenando por Resolución 143-CM-95.</text:p>
      <text:p text:style-name="Standard"/>
      <text:p text:style-name="P15"/>
      <text:p text:style-name="P21">AUTOR: <text:span text:style-name="T3">Vicepresidente Primero a/c de la Presidencia del Concejo Municipal, Arq. Carlos Valeri.</text:span></text:p>
      <text:p text:style-name="Text_20_body_20_indent"/>
      <text:p text:style-name="P20">La Resolución original Nº 368-PCM-13, con las modificaciones introducidas, fue aprobada en la sesión del día 6 de marzo de 2014, según consta en el Acta Nº 1014/14. Por ello, en ejercicio de las atribuciones que le otorga el Art. 38 de la Carta Orgánica Municipal,</text:p>
      <text:p text:style-name="Text_20_body"/>
      <text:p text:style-name="Text_20_body"/>
      <text:p text:style-name="Text_20_body">EL CONCEJO MUNICIPAL DE SAN CARLOS DE BARILOCHE</text:p>
      <text:p text:style-name="Text_20_body">SANCIONA CON CARÁCTER DE </text:p>
      <text:p text:style-name="Text_20_body"/>
      <text:p text:style-name="P9">RESOLUCIÓN</text:p>
      <text:p text:style-name="P9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2">Art. <text:s/>1°) </text:p>
          </table:table-cell>
          <table:table-cell table:style-name="Tabla1.A1" office:value-type="string">
            <text:p text:style-name="P6">Se autoriza a la Señora Intendenta Municipal, Lic. Maria Eugenia Martini, a ausentarse de sus funciones a partir del día 4 de enero hasta hasta el 19 de enero <text:s/>de 2014 , donde se reintegrará a sus funciones.</text:p>
            <text:p text:style-name="Standard"/>
          </table:table-cell>
        </table:table-row>
        <table:table-row table:style-name="Tabla1.1">
          <table:table-cell table:style-name="Tabla1.A1" office:value-type="string">
            <text:p text:style-name="P11">Art. <text:s/>2°)</text:p>
          </table:table-cell>
          <table:table-cell table:style-name="Tabla1.A1" office:value-type="string">
            <text:p text:style-name="Standard">Tomar conocimiento las áreas correspondientes.</text:p>
            <text:p text:style-name="P13"/>
          </table:table-cell>
        </table:table-row>
        <table:table-row table:style-name="Tabla1.1">
          <table:table-cell table:style-name="Tabla1.A1" office:value-type="string">
            <text:p text:style-name="P11">Art. <text:s/>3°) </text:p>
          </table:table-cell>
          <table:table-cell table:style-name="Tabla1.A1" office:value-type="string">
            <text:p text:style-name="Standard">Comuníquese. Dése a publicidad. Tómese razón. Cumplido, archívese.</text:p>
          </table:table-cell>
        </table:table-row>
      </table:table>
      <text:p text:style-name="P14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s" fo:country="A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roid Sans Fallback1" style:font-size-asian="14pt" style:font-name-complex="FreeSans2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fo:language="es" fo:country="ES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4pt" fo:language="es" fo:country="ES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>
        <style:tab-stops>
          <style:tab-stop style:position="6.244cm"/>
        </style:tab-stops>
      </style:paragraph-properties>
      <style:text-properties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Text_20_body_20_indent" style:display-name="Text body indent" style:family="paragraph" style:parent-style-name="Standard" style:class="text">
      <style:paragraph-properties fo:margin="100%" fo:margin-left="2.251cm" fo:margin-right="0cm" fo:margin-top="0cm" fo:margin-bottom="0cm" fo:text-align="justify" style:justify-single-word="false" fo:text-indent="-2.251cm" style:auto-text-indent="false"/>
      <style:text-properties style:font-size-complex="10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Sangría_20_2_20_de_20_t._20_independiente" style:display-name="Sangría 2 de t. independiente" style:family="paragraph" style:parent-style-name="Standard">
      <style:paragraph-properties fo:margin="100%" fo:margin-left="6.085cm" fo:margin-right="0cm" fo:margin-top="0cm" fo:margin-bottom="0cm" fo:text-align="justify" style:justify-single-word="false" fo:text-indent="-6.085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="100%" fo:margin-left="0cm" fo:margin-right="0cm" fo:margin-top="0cm" fo:margin-bottom="0cm" fo:text-align="justify" style:justify-single-word="false" fo:text-indent="0.52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s" fo:country="ES"/>
    </style:style>
    <style:style style:name="Absatz-Standardschriftart" style:family="text"/>
    <style:style style:name="WW-Absatz-Standardschriftart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. " style:num-suffix="º)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outline-level-style>
      <text:outline-level-style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prefix="Art. " style:num-suffix="º)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000000"/>
    </style:style>
    <style:style style:name="MP2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3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4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fo:color="#000000" style:font-name="Trebuchet MS" style:font-name-complex="Trebuchet MS"/>
    </style:style>
    <style:style style:name="MP5" style:family="paragraph" style:parent-style-name="Header">
      <style:paragraph-properties fo:text-align="center" style:justify-single-word="false"/>
    </style:style>
    <style:style style:name="MT1" style:family="text">
      <style:text-properties fo:font-size="8pt" fo:font-weight="bold" style:font-size-asian="8pt" style:font-weight-asian="bold" style:font-size-complex="8pt"/>
    </style:style>
    <style:style style:name="MT2" style:family="text">
      <style:text-properties fo:font-size="5pt" style:font-size-asian="5pt" style:font-size-complex="5pt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35.56cm" style:num-format="1" style:print-orientation="portrait" fo:margin-top="1.27cm" fo:margin-bottom="1.27cm" fo:margin-left="3cm" fo:margin-right="3cm" style:writing-mode="lr-tb" style:layout-grid-color="#c0c0c0" style:layout-grid-lines="91" style:layout-grid-base-height="0.3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59cm" fo:page-height="35.56cm" style:num-format="1" style:print-orientation="portrait" fo:margin-top="2.501cm" fo:margin-bottom="1.369cm" fo:margin-left="3cm" fo:margin-right="3cm" style:writing-mode="lr-tb" style:layout-grid-color="#c0c0c0" style:layout-grid-lines="88" style:layout-grid-base-height="0.3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/>
        <text:p text:style-name="MP3"/>
        <text:p text:style-name="MP4"><text:span text:style-name="MT1"><text:line-break/><text:line-break/><text:line-break/></text:span><draw:frame draw:style-name="Mfr1" draw:name="gráficos1" text:anchor-type="char" svg:x="0cm" svg:y="-0.972cm" svg:width="6.976cm" svg:height="2.526cm" draw:z-index="0"><draw:image xlink:href="Pictures/10000000000000F1000000587432C3F9.jpg" xlink:type="simple" xlink:show="embed" xlink:actuate="onLoad"/><draw:contour-polygon svg:width="8.494cm" svg:height="3.073cm" svg:viewBox="0 0 8494 3073" draw:points="0,0 0,3073 8494,3073 8494,0" draw:recreate-on-edit="false"/></draw:frame><text:span text:style-name="MT1"> <text:s text:c="71"/>"Donar órganos, tejidos y sangre, es Donar Vida”<text:line-break/> <text:s text:c="95"/></text:span><text:span text:style-name="MT2">(Ordenanza 1421-CM-2004)</text:span></text:p>
        <text:p text:style-name="MP5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DENANZA Nº -CM-02</dc:title>
    <meta:initial-creator>Un usuario de Microsoft Office satisfecho.</meta:initial-creator>
    <meta:creation-date>2004-09-21T12:44:00</meta:creation-date>
    <dc:creator>Comisiones </dc:creator>
    <dc:date>2014-03-12T14:41:47</dc:date>
    <meta:print-date>2014-03-12T11:10:14</meta:print-date>
    <meta:editing-cycles>24</meta:editing-cycles>
    <meta:editing-duration>PT19M</meta:editing-duration>
    <meta:generator>LibreOffice/3.5$Linux_X86_64 LibreOffice_project/350m1$Build-2</meta:generator>
    <meta:printed-by>Comisiones </meta:printed-by>
    <meta:document-statistic meta:table-count="1" meta:image-count="1" meta:object-count="0" meta:page-count="1" meta:paragraph-count="22" meta:word-count="283" meta:character-count="1989" meta:non-whitespace-character-count="1542"/>
    <meta:user-defined meta:name="Información 1"/>
    <meta:user-defined meta:name="Información 2"/>
    <meta:user-defined meta:name="Información 3"/>
    <meta:user-defined meta:name="Información 4"/>
  </office:meta>
</office:document-meta>
</file>